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3000000FD03A822803F0390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377cm" svg:x="-0.001cm" svg:y="0.505cm">
          <draw:image xlink:href="Pictures/1000000000000253000000FD03A822803F0390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5T15:02:13.215000000</dc:date>
    <meta:editing-duration>PT2M35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